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ransformed_20_by_20_JSON-CSV.CO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formed by JSON-CSV.CO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SI Cod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0-4</text:p>
          </table:table-cell>
          <table:table-cell office:value-type="float" office:value="991.196447945618">
            <text:p>991.1964479456</text:p>
          </table:table-cell>
          <table:table-cell office:value-type="float" office:value="1192.23480300308">
            <text:p>1192.2348030031</text:p>
          </table:table-cell>
          <table:table-cell office:value-type="float" office:value="1452.27436265599">
            <text:p>1452.274362656</text:p>
          </table:table-cell>
          <table:table-cell office:value-type="float" office:value="2978.52382034529">
            <text:p>2978.5238203453</text:p>
          </table:table-cell>
          <table:table-cell office:value-type="float" office:value="4625.4912917159">
            <text:p>4625.491291715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5-17</text:p>
          </table:table-cell>
          <table:table-cell office:value-type="float" office:value="1766.98924404315">
            <text:p>1766.9892440432</text:p>
          </table:table-cell>
          <table:table-cell office:value-type="float" office:value="2189.86451205626">
            <text:p>2189.8645120563</text:p>
          </table:table-cell>
          <table:table-cell office:value-type="float" office:value="2737.75907448577">
            <text:p>2737.7590744858</text:p>
          </table:table-cell>
          <table:table-cell office:value-type="float" office:value="5974.94311116858">
            <text:p>5974.9431111686</text:p>
          </table:table-cell>
          <table:table-cell office:value-type="float" office:value="9360.81612715485">
            <text:p>9360.8161271549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2913.94083928886">
            <text:p>2913.9408392889</text:p>
          </table:table-cell>
          <table:table-cell office:value-type="float" office:value="4034.77374374126">
            <text:p>4034.7737437413</text:p>
          </table:table-cell>
          <table:table-cell office:value-type="float" office:value="4888.52538536499">
            <text:p>4888.525385365</text:p>
          </table:table-cell>
          <table:table-cell office:value-type="float" office:value="10535.2076176318">
            <text:p>10535.2076176318</text:p>
          </table:table-cell>
          <table:table-cell office:value-type="float" office:value="15764.3003348216">
            <text:p>15764.3003348216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3782.72736524977">
            <text:p>3782.7273652498</text:p>
          </table:table-cell>
          <table:table-cell office:value-type="float" office:value="5149.09887401359">
            <text:p>5149.0988740136</text:p>
          </table:table-cell>
          <table:table-cell office:value-type="float" office:value="6321.22536784821">
            <text:p>6321.2253678482</text:p>
          </table:table-cell>
          <table:table-cell office:value-type="float" office:value="13837.4514090635">
            <text:p>13837.4514090635</text:p>
          </table:table-cell>
          <table:table-cell office:value-type="float" office:value="20981.8153412508">
            <text:p>20981.8153412508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4168.86485086758">
            <text:p>4168.8648508676</text:p>
          </table:table-cell>
          <table:table-cell office:value-type="float" office:value="5642.7767713078">
            <text:p>5642.7767713078</text:p>
          </table:table-cell>
          <table:table-cell office:value-type="float" office:value="6954.49766889778">
            <text:p>6954.4976688978</text:p>
          </table:table-cell>
          <table:table-cell office:value-type="float" office:value="15283.2210484943">
            <text:p>15283.2210484943</text:p>
          </table:table-cell>
          <table:table-cell office:value-type="float" office:value="23262.0876211739">
            <text:p>23262.0876211739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5812.93145563157">
            <text:p>5812.9314556316</text:p>
          </table:table-cell>
          <table:table-cell office:value-type="float" office:value="7955.60310933122">
            <text:p>7955.6031093312</text:p>
          </table:table-cell>
          <table:table-cell office:value-type="float" office:value="9927.1924258862">
            <text:p>9927.1924258862</text:p>
          </table:table-cell>
          <table:table-cell office:value-type="float" office:value="22124.2065168115">
            <text:p>22124.2065168115</text:p>
          </table:table-cell>
          <table:table-cell office:value-type="float" office:value="34067.9138677844">
            <text:p>34067.9138677844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6926.28785623019">
            <text:p>6926.2878562302</text:p>
          </table:table-cell>
          <table:table-cell office:value-type="float" office:value="9254.93602458442">
            <text:p>9254.9360245844</text:p>
          </table:table-cell>
          <table:table-cell office:value-type="float" office:value="11594.0017680209">
            <text:p>11594.0017680209</text:p>
          </table:table-cell>
          <table:table-cell office:value-type="float" office:value="25932.933664829">
            <text:p>25932.933664829</text:p>
          </table:table-cell>
          <table:table-cell office:value-type="float" office:value="40075.6601730857">
            <text:p>40075.6601730857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8193.41418637891">
            <text:p>8193.4141863789</text:p>
          </table:table-cell>
          <table:table-cell office:value-type="float" office:value="10992.8940075844">
            <text:p>10992.8940075844</text:p>
          </table:table-cell>
          <table:table-cell office:value-type="float" office:value="13817.3552769332">
            <text:p>13817.3552769332</text:p>
          </table:table-cell>
          <table:table-cell office:value-type="float" office:value="31010.8052048104">
            <text:p>31010.8052048104</text:p>
          </table:table-cell>
          <table:table-cell office:value-type="float" office:value="48084.583325714">
            <text:p>48084.583325714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11823.2342301957">
            <text:p>11823.2342301957</text:p>
          </table:table-cell>
          <table:table-cell office:value-type="float" office:value="15217.8058815619">
            <text:p>15217.8058815619</text:p>
          </table:table-cell>
          <table:table-cell office:value-type="float" office:value="18774.0331590373">
            <text:p>18774.0331590373</text:p>
          </table:table-cell>
          <table:table-cell office:value-type="float" office:value="40203.2695260484">
            <text:p>40203.2695260484</text:p>
          </table:table-cell>
          <table:table-cell office:value-type="float" office:value="63146.6603208711">
            <text:p>63146.6603208711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14494.7666135502">
            <text:p>14494.7666135502</text:p>
          </table:table-cell>
          <table:table-cell office:value-type="float" office:value="18702.0639648653">
            <text:p>18702.0639648653</text:p>
          </table:table-cell>
          <table:table-cell office:value-type="float" office:value="23243.8011281469">
            <text:p>23243.8011281469</text:p>
          </table:table-cell>
          <table:table-cell office:value-type="float" office:value="50408.3286320767">
            <text:p>50408.3286320767</text:p>
          </table:table-cell>
          <table:table-cell office:value-type="float" office:value="79242.5764543431">
            <text:p>79242.5764543431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19084.5401554597">
            <text:p>19084.5401554597</text:p>
          </table:table-cell>
          <table:table-cell office:value-type="float" office:value="24684.6670922126">
            <text:p>24684.6670922126</text:p>
          </table:table-cell>
          <table:table-cell office:value-type="float" office:value="30915.3458065093">
            <text:p>30915.3458065093</text:p>
          </table:table-cell>
          <table:table-cell office:value-type="float" office:value="67907.9907115808">
            <text:p>67907.9907115808</text:p>
          </table:table-cell>
          <table:table-cell office:value-type="float" office:value="106837.198371043">
            <text:p>106837.198371043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26420.7838558647">
            <text:p>26420.7838558647</text:p>
          </table:table-cell>
          <table:table-cell office:value-type="float" office:value="34243.9010895329">
            <text:p>34243.9010895329</text:p>
          </table:table-cell>
          <table:table-cell office:value-type="float" office:value="43170.1524801616">
            <text:p>43170.1524801616</text:p>
          </table:table-cell>
          <table:table-cell office:value-type="float" office:value="95836.1351329686">
            <text:p>95836.1351329686</text:p>
          </table:table-cell>
          <table:table-cell office:value-type="float" office:value="150867.94038712">
            <text:p>150867.94038712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33586.7829762011">
            <text:p>33586.7829762011</text:p>
          </table:table-cell>
          <table:table-cell office:value-type="float" office:value="43572.0786604943">
            <text:p>43572.0786604943</text:p>
          </table:table-cell>
          <table:table-cell office:value-type="float" office:value="55120.0983646425">
            <text:p>55120.0983646425</text:p>
          </table:table-cell>
          <table:table-cell office:value-type="float" office:value="122989.203326918">
            <text:p>122989.203326918</text:p>
          </table:table-cell>
          <table:table-cell office:value-type="float" office:value="193652.763347657">
            <text:p>193652.763347657</text:p>
          </table:table-cell>
          <table:table-cell table:number-columns-repeated="1018"/>
        </table:table-row>
        <table:table-row table:style-name="ro1">
          <table:table-cell office:value-type="string">
            <text:p>75-0</text:p>
          </table:table-cell>
          <table:table-cell office:value-type="float" office:value="47222.8742818249">
            <text:p>47222.8742818249</text:p>
          </table:table-cell>
          <table:table-cell office:value-type="float" office:value="58762.1508559642">
            <text:p>58762.1508559642</text:p>
          </table:table-cell>
          <table:table-cell office:value-type="float" office:value="77792.7286776989">
            <text:p>77792.7286776989</text:p>
          </table:table-cell>
          <table:table-cell office:value-type="float" office:value="174258.921949744">
            <text:p>174258.921949744</text:p>
          </table:table-cell>
          <table:table-cell office:value-type="float" office:value="274361.723354763">
            <text:p>274361.723354763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5/09/2020</text:date>, <text:time>07:4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5T07:44:36.68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